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ii-the-monster-is-the-harbinger-of-category-crisis"/>Thesis III: The Monster Is the Harbinger of Category Crisis<text:bookmark-end text:name="thesis-iii-the-monster-is-the-harbinger-of-category-crisis"/></text:h>
      <text:p text:style-name="First_20_paragraph">The monster always escapes because it refuses easy categorization. Of the nightmarish creature that Ridley Scott brought to life in <text:span text:style-name="T1">Alien,</text:span> Harvey Greenberg writes:</text:p>
      <text:p text:style-name="P1">It is a Linnean nightmare, defying every natural law of evolution; by turns bivalve, crustacean, reptilian, and humanoid. It seems capable of lying dormant within its egg indefinitely. It sheds its skin like a snake, its carapace like an arthropod. It deposits its young into other species like a wasp. … It responds according to Lamarckian <text:span text:style-name="T1">and</text:span> Darwinian principles. <text:note text:id="ftn0" text:note-class="footnote"><text:note-citation>1</text:note-citation><text:note-body><text:p text:style-name="Footnote">Harvey R. Greenberg, “Reimaging the Gargoyle: Psychoanalytic Notes on <text:span text:style-name="T1">Alien</text:span>,” in <text:span text:style-name="T1">Close Encounters: Film, Feminism, and Science Fiction,</text:span> ed. Constance Penley, Elisabeth Lyon, Lynn Spigel, and Janet Bergstrom (Minneapolis: University of Minnesota Press, 1991), 90-91.</text:p></text:note-body></text:note></text:p>
      <text:p text:style-name="First_20_paragraph">This refusal to participate in the classificatory “order of things” is true of monsters generally: they are disturbing hybrids whose externally incoherent bodies resist attempts to include them in any systematic structuration. And so the monster is dangerous, a form suspended between forms that threatens to smash distinctions. Because of its ontological liminality, the monster notoriously appears at times of crisis as a kind of third term that problematizes the clash of extremes—as “that which questions binary thinking and introduces a crisis.<text:note text:id="ftn1" text:note-class="footnote"><text:note-citation>2</text:note-citation><text:note-body><text:p text:style-name="Footnote">Marjorie Garber, <text:span text:style-name="T1">Vested Interests: Cross-Dressing and Cultural Anxiety</text:span> (New York: Routledge, 1992), 11. Garber writes at some length about “category crisis,” which she defines as “a failure of definitional distinction, a borderline that becomes perme- able, that permits of border crossings from one (apparently distinct) category to another: black/white, Jew/Christian, noble/bourgeois, master/servant, master/slave…. [That which crosses the border, like the transvestite] will always function as a mechanism of overdetermination—a mechanism of displacement from one blurred boundary to another. An analogy here might be the so-called ‘tagged’ gene that shows up in a genetic chain, indicating the presence of some otherwise hidden con- dition. It is not the gene itself, but its presence, that marks the trouble spot, indicating the likelihood of a crisis somewhere, elsewhere” (pp. 16-17). Note, however, that whereas Garber insists that the transvestite must be read with rather than <text:span text:style-name="T1">through,</text:span> the monster can be read only <text:span text:style-name="T1">through—</text:span>for the monster, pure culture, is nothing of itself.</text:p></text:note-body></text:note> This power to evade and to undermine has coursed through the monster’s blood from classical times, when despite all the attempts of Aristotle (and later Pliny, Augustine, and Isidore) to incorporate the monstrous races<text:note text:id="ftn2" text:note-class="footnote"><text:note-citation>3</text:note-citation><text:note-body><text:p text:style-name="Footnote">These are the ancient monsters recorded first by the Greek writers Ktesias and Megasthenes, and include such wild imaginings as the Pygmies, the Sciapods (men with one large foot with which they can hop about at tremendous speed or that they can lift over their reclining bodies as a sort of beach umbrella), Blemmyae (“men whose heads / Do grow beneath their shoulders,” in Othello’s words), and Cynocephali, ferocious dog-headed men who are anthropophagous to boot. John Block Friedman has called these creatures the Plinian races, after the classical encyclopedist whobestowed them to the Middle Ages and early modern period. <text:span text:style-name="T1">The Monstrous Races in Medieval Art and Thought</text:span> (Cambridge: Harvard University Press, 1981).</text:p></text:note-body></text:note> into a coherent epistemological system, the monster always escaped to return to its habitations at the margins of the world (a purely conceptual locus rather than a geographic one).<text:note text:id="ftn3" text:note-class="footnote"><text:note-citation>4</text:note-citation><text:note-body><text:p text:style-name="Footnote">The discussion of the implication of the monstrous in the manufacture of heuristics is partially based upon my essay “The Limits of Knowing: Monsters and the Regulation of Medieval Popular Culture,” <text:span text:style-name="T1">Medieval Folklore</text:span> 3 (Fall 1994): 1-37.</text:p></text:note-body></text:note> Classical “wonder books” radically undermine the Aristotelian taxonomic system, for by refusing an easy compartmentalization of their monstrous contents, they demand a radical rethinking of boundary and normality. The too- precise laws of nature as set forth by science are gleefully violated in the freakish compilation of the monster’s body. A mixed category, the monster resists any classification built on hierarchy or a merely binary opposition, demanding instead a “system” allowing polyphony, mixed response (difference in sameness, repulsion in attraction), and resistance to integration—allowing what Hogle has called with a wonderful pun “a deeper play of differences, a nonbinary polymorphism at the ‘base’ of human nature.”<text:note text:id="ftn4" text:note-class="footnote"><text:note-citation>5</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text:p></text:note-body></text:note> The horizon where the monsters dwell might well be imagined as the visible edge of the hermeneutic circle itself: the monstrous offers an escape from its hermetic path, an invitation to explore new spirals, new and interconnected methods of perceiving the world.<text:note text:id="ftn5" text:note-class="footnote"><text:note-citation>6</text:note-citation><text:note-body><text:p text:style-name="Footnote">“The hermeneutic circle does not permit access or escape to an uninterrupted reality; but we do not [have to] keep going around in the same path.” Barbara Herrnstein Smith, “Belief and Resistance: A Symmetrical Account,” <text:span text:style-name="T1">Critical Inquiry</text:span> 18 (Autumn 1991): 137-38.</text:p></text:note-body></text:note> In the face of the monster, scientific inquiry and its ordered rationality crumble. The monstrous is a genus too large to be encapsulated in any conceptual system; the monster’s very existence is a rebuke to boundary and enclosure; like the giants of <text:span text:style-name="T1">Mandeville’s Travels,</text:span> it threatens to devour “all raw &amp; quyk” any thinker who insists otherwise. The monster is in this way the living embodiment of the phenomenon Derrida has famously labeled the “supplement” *(ce dangereux supplément):<text:note text:id="ftn6" text:note-class="footnote"><text:note-citation>7</text:note-citation><text:note-body><text:p text:style-name="Footnote">Jacques Derrida, <text:span text:style-name="T1">Of Grammatology,</text:span> trans. Gayatri Chakravorty Spivak (Baltimore: Johns Hopkins University Press, 1974).</text:p></text:note-body></text:note> it breaks apart bifurcating, “either/or” syllogistic logic with a kind of reasoning closer to “and/or,” introducing what Barbara Johnson has called “a revolution in the very logic of meaning.<text:note text:id="ftn7" text:note-class="footnote"><text:note-citation>8</text:note-citation><text:note-body><text:p text:style-name="Footnote">Barbara Johnson, “Introduction,” in Jacques Derrida, <text:span text:style-name="T1">Dissemination,</text:span> trans. Barbara Johnson (Chicago: University of Chicago Press, 1981), xiii.</text:p></text:note-body></text:note></text:p>
      <text:p text:style-name="Text_20_body">Full of rebuke to traditional methods of organizing knowledge and human experience, the geography of the monster is an imperiling expanse, and therefore always a contested cultural spac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